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Starting Point by Project – AI Integration Strategy</text:h>
      <text:h text:outline-level="2">BeAxa (BA)</text:h>
      <text:p>Starting AI Types: [1] Categorization, [4] Reinforcement</text:p>
      <text:p>Advice: Start by defining moderation tag schemas using a classification model. Use reinforcement learning to adjust tagging accuracy over time based on moderator feedback. Design feedback loops that are low-latency and can train on small batches (micro-RL).</text:p>
      <text:h text:outline-level="2">GroupBuild (GB)</text:h>
      <text:p>Starting AI Types: [1] Categorization, [3] Predictive, [5] Recommendation</text:p>
      <text:p>Advice: Focus on RepTags first: train models on known behavior signals. Introduce basic predictive models to forecast protest engagement. Use recommendation AI to connect users to relevant threads and working groups.</text:p>
      <text:h text:outline-level="2">Opename (ON)</text:h>
      <text:p>Starting AI Types: [2] Generative, [4] Reinforcement, [5] Recommendation</text:p>
      <text:p>Advice: Deploy generative AI to summarize session debates. Add simple reinforcement signals to improve option ranking. Use recommendation engines to help users find and endorse similar strategies or avatars. Integrate a reputation-tracking feedback loop early for scalable moderation.</text:p>
      <text:h text:outline-level="2">EntMent (EM)</text:h>
      <text:p>Starting AI Types: [2] Generative, [3] Predictive, [5] Recommendation, [7] Reasoning</text:p>
      <text:p>Advice: Start with a matchmaking engine using Recommendation AI. Add basic predictive filters to screen out low-fit mentor/mentee pairs. Use Generative AI for template creation (NDAs, reviews, startup docs). Explore Knowledge Graphs to model advisory board relationships and credibility over time.</text:p>
      <text:h text:outline-level="2">Spooks Calculator (SC)</text:h>
      <text:p>Starting AI Types: [1] Categorization, [3] Predictive, [7] Reasoning</text:p>
      <text:p>Advice: Begin with a rule-based categorization engine that flags suspicious patterns. Overlay predictive models trained on security anomaly datasets. Incorporate a logic engine to explain each suspicious score and backtrace it through the system's knowledge graph.</text:p>
      <text:h text:outline-level="2">RickPublic (RP)</text:h>
      <text:p>Starting AI Types: [2] Generative</text:p>
      <text:p>Advice: Use GPT-class models to write, summarize, and restructure content across tone ranges. Incorporate generative image models to produce visual memes and editorial covers. Eventually combine with Reasoning AI for issue-mapping and bias-tagging if needed.</text:p>
      <text:h text:outline-level="2">KidBook (KB)</text:h>
      <text:p>Starting AI Types: [2] Generative, [6] Multi-modal</text:p>
      <text:p>Advice: Use generative text and image models to create scripts and illustrations. Incorporate voice synthesis and character animation tools to build episodic content. Train a feedback loop using child reactions to iteratively improve narrative tone and visual engagemen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